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izovatk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alomesto</text:p>
          </table:table-cell>
          <table:table-cell table:number-columns-repeated="7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Velkomesto</text:p>
          </table:table-cell>
          <table:table-cell table:number-columns-repeated="7"/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Leci zrane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material</text:p>
          </table:table-cell>
          <table:table-cell office:value-type="string" calcext:value-type="string">
            <text:p>Cena 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Leci zrane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 vyroby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1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 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 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10:38:52.823831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8-12-06T11:09:11.727948654</dc:date>
    <meta:editing-duration>PT1H29M39S</meta:editing-duration>
    <meta:editing-cycles>26</meta:editing-cycles>
    <meta:generator>LibreOffice/5.1.6.2$Linux_X86_64 LibreOffice_project/10m0$Build-2</meta:generator>
    <meta:document-statistic meta:table-count="5" meta:cell-count="668" meta:object-count="0"/>
  </office:meta>
</office:document-meta>
</file>